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22pt" fo:font-style="normal" fo:font-weight="bold" officeooo:rsid="000e7eca" officeooo:paragraph-rsid="000e7eca" style:font-size-asian="22pt" style:font-style-asian="normal" style:font-weight-asian="bold" style:font-size-complex="22pt" style:font-style-complex="normal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22pt" fo:font-style="normal" fo:font-weight="normal" officeooo:rsid="000e7eca" officeooo:paragraph-rsid="000e7eca" style:font-size-asian="22pt" style:font-style-asian="normal" style:font-weight-asian="normal" style:font-size-complex="22pt" style:font-style-complex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8pt" fo:font-style="normal" fo:font-weight="normal" officeooo:rsid="000e7eca" officeooo:paragraph-rsid="000e7eca" style:font-size-asian="18pt" style:font-style-asian="normal" style:font-weight-asian="normal" style:font-size-complex="18pt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8pt" fo:font-style="normal" fo:font-weight="bold" officeooo:rsid="000e7eca" officeooo:paragraph-rsid="000e7eca" style:font-size-asian="18pt" style:font-style-asian="normal" style:font-weight-asian="bold" style:font-size-complex="18pt" style:font-style-complex="normal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20pt" fo:font-style="normal" fo:font-weight="normal" officeooo:rsid="000e7eca" officeooo:paragraph-rsid="000e7eca" style:font-size-asian="20pt" style:font-style-asian="normal" style:font-weight-asian="normal" style:font-size-complex="20pt" style:font-style-complex="normal" style:font-weight-complex="normal"/>
    </style:style>
    <style:style style:name="P6" style:family="paragraph" style:parent-style-name="Standard">
      <style:paragraph-properties fo:text-align="center" style:justify-single-word="false"/>
      <style:text-properties officeooo:paragraph-rsid="000e7eca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style:font-name="Times new roman" fo:font-size="18pt" fo:font-style="normal" fo:font-weight="normal" officeooo:rsid="000ed079" style:font-size-asian="18pt" style:font-style-asian="normal" style:font-weight-asian="normal" style:font-size-complex="18pt" style:font-style-complex="normal" style:font-weight-complex="normal"/>
    </style:style>
    <style:style style:name="T3" style:family="text">
      <style:text-properties style:font-name="Times new roman" fo:font-size="18pt" fo:font-style="normal" fo:font-weight="normal" officeooo:rsid="000e7eca" style:font-size-asian="18pt" style:font-style-asian="normal" style:font-weight-asian="normal" style:font-size-complex="18pt" style:font-style-complex="normal" style:font-weight-complex="normal"/>
    </style:style>
    <style:style style:name="T4" style:family="text">
      <style:text-properties officeooo:rsid="000fbaa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edictive value of NT-proBNP on Postoperative Outcome of Isolated Coronary Artery Bypass Patients</text:p>
      <text:p text:style-name="P1"/>
      <text:p text:style-name="P1"/>
      <text:p text:style-name="P3">Thesis</text:p>
      <text:p text:style-name="P3">submitted in partial fulfillment of the degree of MD </text:p>
      <text:p text:style-name="P3">in</text:p>
      <text:p text:style-name="P3">Critical Care Medicine</text:p>
      <text:p text:style-name="P3"/>
      <text:p text:style-name="P3">by</text:p>
      <text:p text:style-name="P4">Ibrahim AbuBako Elsedeeq</text:p>
      <text:p text:style-name="P3">MSc</text:p>
      <text:p text:style-name="P4"/>
      <text:p text:style-name="P2"><text:span text:style-name="T1">under the supervision of</text:span> </text:p>
      <text:p text:style-name="P1"/>
      <text:p text:style-name="P1">Prof.Dr <text:s/>Gamal Hamid Ahmed</text:p>
      <text:p text:style-name="P3">professor of critical care medicine</text:p>
      <text:p text:style-name="P1"/>
      <text:p text:style-name="P1">Dr Tarq El-Taweel</text:p>
      <text:p text:style-name="P3">professor of cardiothoracic surgery</text:p>
      <text:p text:style-name="P1"/>
      <text:p text:style-name="P1">Dr. Amal Rizk</text:p>
      <text:p text:style-name="P5">consultant of clinical pathology</text:p>
      <text:p text:style-name="P5">critical care department</text:p>
      <text:p text:style-name="P1"/>
      <text:p text:style-name="P1">Dr. Mohamed Fawzy Abdel-Aleem</text:p>
      <text:p text:style-name="P6"><text:span text:style-name="T2">assistant professor</text:span><text:span text:style-name="T3"> of critical care medicine</text:span></text:p>
      <text:p text:style-name="P3"/>
      <text:p text:style-name="P3"/>
      <text:p text:style-name="P3">202<text:span text:style-name="T4">1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6-22T10:41:40.455594048</meta:creation-date>
    <dc:date>2021-01-25T09:35:21.253782852</dc:date>
    <meta:editing-duration>PT10M13S</meta:editing-duration>
    <meta:editing-cycles>3</meta:editing-cycles>
    <meta:generator>LibreOffice/7.0.4.2$Linux_X86_64 LibreOffice_project/00$Build-2</meta:generator>
    <meta:document-statistic meta:table-count="0" meta:image-count="0" meta:object-count="0" meta:page-count="1" meta:paragraph-count="19" meta:word-count="73" meta:character-count="495" meta:non-whitespace-character-count="438"/>
  </office:meta>
</office:document-meta>
</file>